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11ca6f" officeooo:paragraph-rsid="0011ca6f"/>
    </style:style>
    <style:style style:name="P2" style:family="paragraph" style:parent-style-name="Standard">
      <style:paragraph-properties fo:text-align="start" style:justify-single-word="false"/>
      <style:text-properties officeooo:rsid="0011ca6f" officeooo:paragraph-rsid="0011ca6f"/>
    </style:style>
    <style:style style:name="P3" style:family="paragraph" style:parent-style-name="Standard">
      <style:paragraph-properties fo:line-height="200%" fo:text-align="start" style:justify-single-word="false"/>
      <style:text-properties officeooo:rsid="0011ca6f" officeooo:paragraph-rsid="0011ca6f"/>
    </style:style>
    <style:style style:name="P4" style:family="paragraph" style:parent-style-name="Standard" style:list-style-name="L1">
      <style:paragraph-properties fo:line-height="200%" fo:text-align="start" style:justify-single-word="false"/>
      <style:text-properties officeooo:rsid="0011ca6f" officeooo:paragraph-rsid="0011ca6f"/>
    </style:style>
    <style:style style:name="P5" style:family="paragraph" style:parent-style-name="Standard">
      <style:paragraph-properties fo:text-align="start" style:justify-single-word="false"/>
      <style:text-properties fo:font-weight="bold" officeooo:rsid="0011ca6f" officeooo:paragraph-rsid="0011ca6f" style:font-weight-asian="bold" style:font-weight-complex="bold"/>
    </style:style>
    <style:style style:name="P6" style:family="paragraph" style:parent-style-name="Standard">
      <style:paragraph-properties fo:line-height="200%" fo:text-align="start" style:justify-single-word="false"/>
      <style:text-properties fo:font-weight="bold" officeooo:rsid="0011ca6f" officeooo:paragraph-rsid="0011ca6f" style:font-weight-asian="bold" style:font-weight-complex="bold"/>
    </style:style>
    <style:style style:name="P7" style:family="paragraph" style:parent-style-name="Standard">
      <style:paragraph-properties fo:line-height="200%" fo:text-align="start" style:justify-single-word="false"/>
      <style:text-properties fo:font-weight="normal" officeooo:rsid="0011ca6f" officeooo:paragraph-rsid="0011ca6f" style:font-weight-asian="normal" style:font-weight-complex="normal"/>
    </style:style>
    <style:style style:name="P8" style:family="paragraph" style:parent-style-name="Standard" style:list-style-name="L2">
      <style:paragraph-properties fo:line-height="200%" fo:text-align="start" style:justify-single-word="false"/>
      <style:text-properties fo:font-weight="normal" officeooo:rsid="0011ca6f" officeooo:paragraph-rsid="0011ca6f" style:font-weight-asian="normal" style:font-weight-complex="normal"/>
    </style:style>
    <style:style style:name="P9" style:family="paragraph" style:parent-style-name="Standard" style:list-style-name="L2">
      <style:paragraph-properties fo:line-height="200%" fo:text-align="start" style:justify-single-word="false"/>
      <style:text-properties fo:font-weight="normal" officeooo:rsid="0012b1b8" officeooo:paragraph-rsid="0012b1b8" style:font-weight-asian="normal" style:font-weight-complex="normal"/>
    </style:style>
    <style:style style:name="P10" style:family="paragraph" style:parent-style-name="Standard">
      <style:paragraph-properties fo:line-height="200%" fo:text-align="start" style:justify-single-word="false"/>
      <style:text-properties fo:font-weight="normal" officeooo:rsid="0012b1b8" officeooo:paragraph-rsid="0012b1b8" style:font-weight-asian="normal" style:font-weight-complex="normal"/>
    </style:style>
    <style:style style:name="P11" style:family="paragraph" style:parent-style-name="Standard" style:list-style-name="L1">
      <style:paragraph-properties fo:line-height="200%" fo:text-align="start" style:justify-single-word="false"/>
      <style:text-properties officeooo:paragraph-rsid="0011ca6f"/>
    </style:style>
    <style:style style:name="P12" style:family="paragraph" style:parent-style-name="Standard">
      <style:paragraph-properties fo:line-height="200%" fo:text-align="start" style:justify-single-word="false"/>
      <style:text-properties officeooo:rsid="0012b1b8" officeooo:paragraph-rsid="0012b1b8"/>
    </style:style>
    <style:style style:name="T1" style:family="text">
      <style:text-properties fo:font-weight="normal" style:font-weight-asian="normal" style:font-weight-complex="normal"/>
    </style:style>
    <style:style style:name="T2" style:family="text">
      <style:text-properties fo:font-weight="normal" officeooo:rsid="0011ca6f"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 Greer</text:p>
      <text:p text:style-name="P1">437 Design Doc</text:p>
      <text:p text:style-name="P2"/>
      <text:p text:style-name="P12"><text:tab/>I wanted to make a game similar to doodlejump in that it is an infinite runner style game, but instead of just moving to the right you bounce off platforms upwards. It had the interesting problem in that you can't actually move the character infinitely upwards but you would have to fake it in some fashion. <text:s/>I feel like I've at least made it believable that the character is moving upwards and it's not just the platforms moving downwards. <text:s/>Obvious improvements would be getting some sort of scoreboard visible during gameplay and tightening up the values on gravity to make it a more challenging experience, maybe reducing total number of platforms and just insuring that there should always be a valid move in some other way.</text:p>
      <text:p text:style-name="P3"/>
      <text:p text:style-name="P2"/>
      <text:p text:style-name="P2"/>
      <text:p text:style-name="P5">Doodle Sprite Class</text:p>
      <text:p text:style-name="P6"><text:tab/></text:p>
      <text:list xml:id="list5489077201032373528" text:style-name="L1">
        <text:list-item>
          <text:p text:style-name="P11"><text:span text:style-name="T2">Doodle.checkKeys()</text:span></text:p>
          <text:list>
            <text:list-item>
              <text:p text:style-name="P4"><text:span text:style-name="T1">Standard function to check for key presses which moves the sprite left and right.</text:span></text:p>
            </text:list-item>
          </text:list>
        </text:list-item>
        <text:list-item>
          <text:p text:style-name="P4"><text:span text:style-name="T1">Doodle.checkAccel()</text:span></text:p>
          <text:list>
            <text:list-item>
              <text:p text:style-name="P4"><text:span text:style-name="T1">Function to allow for checking of a device's accelerometer data for mobile tilt control</text:span></text:p>
            </text:list-item>
          </text:list>
        </text:list-item>
        <text:list-item>
          <text:p text:style-name="P4"><text:span text:style-name="T1">Doodle.addGravity()</text:span></text:p>
          <text:list>
            <text:list-item>
              <text:p text:style-name="P4"><text:span text:style-name="T1">Pretty standard gravity function, adds a vector every frame. <text:s/>It also limits the sprite from going too high on the screen and checks to see if the sprite has left the bottom of the screen, prints your score, and refreshes the game.</text:span></text:p>
            </text:list-item>
          </text:list>
        </text:list-item>
        <text:list-item>
          <text:p text:style-name="P4"><text:span text:style-name="T1">Doodle.checkFalling()</text:span></text:p>
          <text:list>
            <text:list-item>
              <text:p text:style-name="P4"><text:span text:style-name="T1">I wanted to prevent the sprite from bouncing upwards when it collided with the platforms from the bottom, so the solution I came up with is to give the sprite two states. <text:s/>Either it is in the falling state in which I will allow collisions with the platforms, or it is not in the </text:span><text:soft-page-break/><text:span text:style-name="T1">falling state, in which collisions are disabled. <text:s/>It was pretty easy to setup regardless, check the sprites dy every frame and if its greater than zero set it to true.</text:span></text:p>
            </text:list-item>
          </text:list>
        </text:list-item>
      </text:list>
      <text:p text:style-name="P6">Platform Sprite Class</text:p>
      <text:list xml:id="list4823210629201730160" text:style-name="L2">
        <text:list-item>
          <text:p text:style-name="P8">Platform.checkBounds()</text:p>
          <text:list>
            <text:list-item>
              <text:p text:style-name="P9">Check and see if the platform has hit the bottom of the screen and if it has send it to the reset function</text:p>
            </text:list-item>
          </text:list>
        </text:list-item>
        <text:list-item>
          <text:p text:style-name="P9">Platform.reset()</text:p>
          <text:list>
            <text:list-item>
              <text:p text:style-name="P9">Randomly generate a new x coordinate for the platform, and put it at the top of the screen.</text:p>
            </text:list-item>
          </text:list>
        </text:list-item>
      </text:list>
      <text:p text:style-name="P10"/>
      <text:list xml:id="list172857122528921" text:continue-numbering="true" text:style-name="L2">
        <text:list-item>
          <text:p text:style-name="P9">makePlatforms()</text:p>
          <text:list>
            <text:list-item>
              <text:p text:style-name="P9">Although this doesn't actually belong to the Platform class i'm including it here because it might as well since we're just instantiating an array of the class.</text:p>
            </text:list-item>
            <text:list-item>
              <text:p text:style-name="P9">I wanted to manually place the first few platforms that way I could ensure the game at least began with a few moves possible, but the remainder of the platforms coordinates were randomly generated.</text:p>
            </text:list-item>
          </text:list>
        </text:list-item>
        <text:list-item>
          <text:p text:style-name="P9">UpdatePlatforms()</text:p>
          <text:list>
            <text:list-item>
              <text:p text:style-name="P9">Also might as well belong to the platform class.</text:p>
            </text:list-item>
            <text:list-item>
              <text:p text:style-name="P9">Just iterating through all of the platforms, adding drag, and then updating them.</text:p>
            </text:list-item>
          </text:list>
        </text:list-item>
        <text:list-item>
          <text:p text:style-name="P9">checkCollisions()</text:p>
          <text:list>
            <text:list-item>
              <text:p text:style-name="P9">check and see if the Doodle is in the falling state, if so check and see if the doodle is colliding with any platforms, if so add an upward vector to the doodle and a downward vector to all of the platforms to simulate that the player is physically moving upwards, even if they only spend the whole game in about a 500 pixel range.</text:p>
            </text:list-item>
          </text:list>
        </text:list-item>
      </text:list>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6:59:04.926000000</meta:creation-date>
    <dc:date>2015-12-09T17:28:56.395000000</dc:date>
    <meta:editing-duration>PT14M41S</meta:editing-duration>
    <meta:editing-cycles>1</meta:editing-cycles>
    <meta:document-statistic meta:table-count="0" meta:image-count="0" meta:object-count="0" meta:page-count="2" meta:paragraph-count="26" meta:word-count="509" meta:character-count="2837" meta:non-whitespace-character-count="2366"/>
    <meta:generator>LibreOffice/5.0.3.2$Windows_x86 LibreOffice_project/e5f16313668ac592c1bfb310f4390624e3dbfb75</meta:generator>
  </office:meta>
</office:document-meta>
</file>